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7in"/>
    </style:style>
    <style:style style:name="co2" style:family="table-column">
      <style:table-column-properties fo:break-before="auto" style:column-width="0.7126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6819in"/>
    </style:style>
    <style:style style:name="co10" style:family="table-column">
      <style:table-column-properties fo:break-before="auto" style:column-width="1.5626in"/>
    </style:style>
    <style:style style:name="co11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5f5f5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e0e0e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order-bottom="none" fo:background-color="#f5f5f5" style:text-align-source="fix" style:repeat-content="false" fo:border-left="0.06pt solid #000000" fo:border-right="none" fo:border-top="none"/>
      <style:paragraph-properties fo:text-align="end" fo:margin-left="0in"/>
    </style:style>
    <style:style style:name="ce8" style:family="table-cell" style:parent-style-name="Default">
      <style:table-cell-properties fo:border-bottom="none" fo:background-color="#e0e0e0" style:text-align-source="fix" style:repeat-content="false" fo:border-left="0.06pt solid #000000" fo:border-right="none" fo:border-top="none"/>
      <style:paragraph-properties fo:text-align="end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1409in" svg:height="1.7697in" svg:x="0.0693in" svg:y="2.4528in">
            <draw:object draw:notify-on-update-of-ranges="Sheet1.E2:Sheet1.E2 Sheet1.A3:Sheet1.A3 Sheet1.E3:Sheet1.E3 Sheet1.A4:Sheet1.A4 Sheet1.E4:Sheet1.E4 Sheet1.A5:Sheet1.A5 Sheet1.E5:Sheet1.E5 Sheet1.A6:Sheet1.A6 Sheet1.E6:Sheet1.E6 Sheet1.A7:Sheet1.A7 Sheet1.E7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2327in" svg:height="1.8213in" svg:x="3.4047in" svg:y="2.4004in">
            <draw:object draw:notify-on-update-of-ranges="Sheet1.F2:Sheet1.F2 Sheet1.A3:Sheet1.A3 Sheet1.F3:Sheet1.F3 Sheet1.A4:Sheet1.A4 Sheet1.F4:Sheet1.F4 Sheet1.A5:Sheet1.A5 Sheet1.F5:Sheet1.F5 Sheet1.A6:Sheet1.A6 Sheet1.F6:Sheet1.F6 Sheet1.A7:Sheet1.A7 Sheet1.F7:Sheet1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2327in" svg:height="1.8213in" svg:x="6.7134in" svg:y="2.4228in">
            <draw:object draw:notify-on-update-of-ranges="Sheet1.I2:Sheet1.I2 Sheet1.A3:Sheet1.A3 Sheet1.I3:Sheet1.I3 Sheet1.A4:Sheet1.A4 Sheet1.I4:Sheet1.I4 Sheet1.A5:Sheet1.A5 Sheet1.I5:Sheet1.I5 Sheet1.A6:Sheet1.A6 Sheet1.I6:Sheet1.I6 Sheet1.A7:Sheet1.A7 Sheet1.I7:Sheet1.I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1409in" svg:height="1.7697in" svg:x="0.2067in" svg:y="4.2894in">
            <draw:object draw:notify-on-update-of-ranges="Sheet1.J2:Sheet1.J2 Sheet1.A3:Sheet1.A3 Sheet1.J3:Sheet1.J3 Sheet1.A4:Sheet1.A4 Sheet1.J4:Sheet1.J4 Sheet1.A5:Sheet1.A5 Sheet1.J5:Sheet1.J5 Sheet1.A6:Sheet1.A6 Sheet1.J6:Sheet1.J6 Sheet1.A7:Sheet1.A7 Sheet1.J7:Sheet1.J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1409in" svg:height="1.7697in" svg:x="3.4799in" svg:y="4.3189in">
            <draw:object draw:notify-on-update-of-ranges="Sheet1.H2:Sheet1.H2 Sheet1.A3:Sheet1.A3 Sheet1.H3:Sheet1.H3 Sheet1.A4:Sheet1.A4 Sheet1.H4:Sheet1.H4 Sheet1.A5:Sheet1.A5 Sheet1.H5:Sheet1.H5 Sheet1.A6:Sheet1.A6 Sheet1.H6:Sheet1.H6 Sheet1.A7:Sheet1.A7 Sheet1.H7:Sheet1.H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# Test</text:p>
          </table:table-cell>
          <table:table-cell table:style-name="ce5" office:value-type="string" calcext:value-type="string">
            <text:p># Nodes</text:p>
          </table:table-cell>
          <table:table-cell table:style-name="ce5" office:value-type="string" calcext:value-type="string">
            <text:p>Block size</text:p>
          </table:table-cell>
          <table:table-cell table:style-name="ce5" office:value-type="string" calcext:value-type="string">
            <text:p>State cache size</text:p>
          </table:table-cell>
          <table:table-cell table:style-name="ce2" office:value-type="string" calcext:value-type="string">
            <text:p>Max finish rate</text:p>
          </table:table-cell>
          <table:table-cell table:style-name="ce5" office:value-type="string" calcext:value-type="string">
            <text:p>Max invalid rate</text:p>
          </table:table-cell>
          <table:table-cell table:style-name="ce5" office:value-type="string" calcext:value-type="string">
            <text:p>Max queue size</text:p>
          </table:table-cell>
          <table:table-cell table:style-name="ce5" office:value-type="string" calcext:value-type="string">
            <text:p>Max forks</text:p>
          </table:table-cell>
          <table:table-cell table:style-name="ce5" office:value-type="string" calcext:value-type="string">
            <text:p>Invalids</text:p>
          </table:table-cell>
          <table:table-cell table:style-name="ce9" office:value-type="string" calcext:value-type="string">
            <text:p>State cache crashes</text:p>
          </table:table-cell>
          <table:table-cell table:style-name="ce10"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0MB</text:p>
          </table:table-cell>
          <table:table-cell table:style-name="ce7" office:value-type="float" office:value="450" calcext:value-type="float">
            <text:p>45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" calcext:value-type="float">
            <text:p>4</text:p>
          </table:table-cell>
          <table:table-cell table:style-name="ce11"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20MB</text:p>
          </table:table-cell>
          <table:table-cell table:style-name="ce8" office:value-type="float" office:value="610" calcext:value-type="float">
            <text:p>6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00" calcext:value-type="float">
            <text:p>75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1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0MB</text:p>
          </table:table-cell>
          <table:table-cell table:style-name="ce7" office:value-type="float" office:value="790" calcext:value-type="float">
            <text:p>7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0" calcext:value-type="float">
            <text:p>14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2GB</text:p>
          </table:table-cell>
          <table:table-cell table:style-name="ce8" office:value-type="float" office:value="600" calcext:value-type="float">
            <text:p>6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400" calcext:value-type="float">
            <text:p>74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GB</text:p>
          </table:table-cell>
          <table:table-cell table:style-name="ce7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3" table:number-columns-repeated="4"/>
          <table:table-cell table:style-name="ce7"/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3" table:number-columns-repeated="4"/>
          <table:table-cell table:style-name="ce7"/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3" table:number-columns-repeated="4"/>
          <table:table-cell table:style-name="ce7"/>
          <table:table-cell table:style-name="ce3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4:00:59.182656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5:28:12.229623169</meta:creation-date>
    <meta:generator>LibreOffice/6.4.7.2$Linux_X86_64 LibreOffice_project/40$Build-2</meta:generator>
    <dc:date>2021-09-20T14:03:22.395251317</dc:date>
    <meta:editing-duration>PT32M13S</meta:editing-duration>
    <meta:editing-cycles>41</meta:editing-cycles>
    <meta:document-statistic meta:table-count="1" meta:cell-count="6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979cm" svg:height="4.496cm" xlink:href=".." xlink:type="simple" chart:class="chart:bar" chart:style-name="ch1">
        <chart:legend chart:legend-position="end" svg:x="7.039cm" svg:y="0.953cm" style:legend-expansion="high" chart:style-name="ch2"/>
        <chart:plot-area chart:style-name="ch3" table:cell-range-address="Sheet1.E2:Sheet1.E7 Sheet1.A3:Sheet1.A7" chart:data-source-has-labels="both" svg:x="0.159cm" svg:y="0.089cm" svg:width="6.721cm" svg:height="4.318cm">
          <chartooo:coordinate-region svg:x="0.966cm" svg:y="0.288cm" svg:width="5.914cm" svg:height="3.472cm"/>
          <chart:axis chart:dimension="x" chart:name="primary-x" chart:style-name="ch4" chartooo:axis-type="auto">
            <chartooo:date-scale/>
            <chart:categories table:cell-range-address="Sheet1.E2:Sheet1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3" chart:label-cell-address="Sheet1.A3:Sheet1.A3" chart:class="chart:bar">
            <chart:data-point/>
          </chart:series>
          <chart:series chart:style-name="ch8" chart:values-cell-range-address="Sheet1.E4:Sheet1.E4" chart:label-cell-address="Sheet1.A4:Sheet1.A4" chart:class="chart:bar">
            <chart:data-point/>
          </chart:series>
          <chart:series chart:style-name="ch9" chart:values-cell-range-address="Sheet1.E5:Sheet1.E5" chart:label-cell-address="Sheet1.A5:Sheet1.A5" chart:class="chart:bar">
            <chart:data-point/>
          </chart:series>
          <chart:series chart:style-name="ch10" chart:values-cell-range-address="Sheet1.E6:Sheet1.E6" chart:label-cell-address="Sheet1.A6:Sheet1.A6" chart:class="chart:bar">
            <chart:data-point/>
          </chart:series>
          <chart:series chart:style-name="ch11" chart:values-cell-range-address="Sheet1.E7:Sheet1.E7" chart:label-cell-address="Sheet1.A7:Sheet1.A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finish rat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450">
                <text:p>450</text:p>
                <draw:g>
                  <svg:desc>Sheet1.E3:Sheet1.E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610">
                <text:p>610</text:p>
                <draw:g>
                  <svg:desc>Sheet1.E4:Sheet1.E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790">
                <text:p>790</text:p>
                <draw:g>
                  <svg:desc>Sheet1.E5:Sheet1.E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600">
                <text:p>600</text:p>
                <draw:g>
                  <svg:desc>Sheet1.E6:Sheet1.E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780">
                <text:p>780</text:p>
                <draw:g>
                  <svg:desc>Sheet1.E7:Sheet1.E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212cm" svg:height="4.627cm" xlink:href=".." xlink:type="simple" chart:class="chart:bar" chart:style-name="ch1">
        <chart:legend chart:legend-position="end" svg:x="7.272cm" svg:y="1.018cm" style:legend-expansion="high" chart:style-name="ch2"/>
        <chart:plot-area chart:style-name="ch3" table:cell-range-address="Sheet1.F2:Sheet1.F7 Sheet1.A3:Sheet1.A7" chart:data-source-has-labels="both" svg:x="0.164cm" svg:y="0.092cm" svg:width="6.944cm" svg:height="4.443cm">
          <chartooo:coordinate-region svg:x="0.909cm" svg:y="0.291cm" svg:width="6.137cm" svg:height="3.597cm"/>
          <chart:axis chart:dimension="x" chart:name="primary-x" chart:style-name="ch4" chartooo:axis-type="auto">
            <chartooo:date-scale/>
            <chart:categories table:cell-range-address="Sheet1.F2:Sheet1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3" chart:label-cell-address="Sheet1.A3:Sheet1.A3" chart:class="chart:bar">
            <chart:data-point/>
          </chart:series>
          <chart:series chart:style-name="ch8" chart:values-cell-range-address="Sheet1.F4:Sheet1.F4" chart:label-cell-address="Sheet1.A4:Sheet1.A4" chart:class="chart:bar">
            <chart:data-point/>
          </chart:series>
          <chart:series chart:style-name="ch9" chart:values-cell-range-address="Sheet1.F5:Sheet1.F5" chart:label-cell-address="Sheet1.A5:Sheet1.A5" chart:class="chart:bar">
            <chart:data-point/>
          </chart:series>
          <chart:series chart:style-name="ch10" chart:values-cell-range-address="Sheet1.F6:Sheet1.F6" chart:label-cell-address="Sheet1.A6:Sheet1.A6" chart:class="chart:bar">
            <chart:data-point/>
          </chart:series>
          <chart:series chart:style-name="ch11" chart:values-cell-range-address="Sheet1.F7:Sheet1.F7" chart:label-cell-address="Sheet1.A7:Sheet1.A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invalid rate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150">
                <text:p>150</text:p>
                <draw:g>
                  <svg:desc>Sheet1.F3:Sheet1.F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F4:Sheet1.F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90">
                <text:p>90</text:p>
                <draw:g>
                  <svg:desc>Sheet1.F5:Sheet1.F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F6:Sheet1.F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F7:Sheet1.F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212cm" svg:height="4.627cm" xlink:href=".." xlink:type="simple" chart:class="chart:bar" chart:style-name="ch1">
        <chart:legend chart:legend-position="end" svg:x="7.272cm" svg:y="1.018cm" style:legend-expansion="high" chart:style-name="ch2"/>
        <chart:plot-area chart:style-name="ch3" table:cell-range-address="Sheet1.I2:Sheet1.I7 Sheet1.A3:Sheet1.A7" chart:data-source-has-labels="both" svg:x="0.164cm" svg:y="0.092cm" svg:width="6.944cm" svg:height="4.443cm">
          <chartooo:coordinate-region svg:x="1.156cm" svg:y="0.291cm" svg:width="5.952cm" svg:height="3.597cm"/>
          <chart:axis chart:dimension="x" chart:name="primary-x" chart:style-name="ch4" chartooo:axis-type="auto">
            <chartooo:date-scale/>
            <chart:categories table:cell-range-address="Sheet1.I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3" chart:label-cell-address="Sheet1.A3:Sheet1.A3" chart:class="chart:bar">
            <chart:data-point/>
          </chart:series>
          <chart:series chart:style-name="ch8" chart:values-cell-range-address="Sheet1.I4:Sheet1.I4" chart:label-cell-address="Sheet1.A4:Sheet1.A4" chart:class="chart:bar">
            <chart:data-point/>
          </chart:series>
          <chart:series chart:style-name="ch9" chart:values-cell-range-address="Sheet1.I5:Sheet1.I5" chart:label-cell-address="Sheet1.A5:Sheet1.A5" chart:class="chart:bar">
            <chart:data-point/>
          </chart:series>
          <chart:series chart:style-name="ch10" chart:values-cell-range-address="Sheet1.I6:Sheet1.I6" chart:label-cell-address="Sheet1.A6:Sheet1.A6" chart:class="chart:bar">
            <chart:data-point/>
          </chart:series>
          <chart:series chart:style-name="ch11" chart:values-cell-range-address="Sheet1.I7:Sheet1.I7" chart:label-cell-address="Sheet1.A7:Sheet1.A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alids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4500">
                <text:p>4500</text:p>
                <draw:g>
                  <svg:desc>Sheet1.I3:Sheet1.I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I4:Sheet1.I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1480">
                <text:p>1480</text:p>
                <draw:g>
                  <svg:desc>Sheet1.I5:Sheet1.I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I6:Sheet1.I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I7:Sheet1.I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979cm" svg:height="4.496cm" xlink:href=".." xlink:type="simple" chart:class="chart:bar" chart:style-name="ch1">
        <chart:legend chart:legend-position="end" svg:x="7.039cm" svg:y="0.953cm" style:legend-expansion="high" chart:style-name="ch2"/>
        <chart:plot-area chart:style-name="ch3" table:cell-range-address="Sheet1.J2:Sheet1.J7 Sheet1.A3:Sheet1.A7" chart:data-source-has-labels="both" svg:x="0.159cm" svg:y="0.089cm" svg:width="6.721cm" svg:height="4.318cm">
          <chartooo:coordinate-region svg:x="0.595cm" svg:y="0.288cm" svg:width="6.285cm" svg:height="3.472cm"/>
          <chart:axis chart:dimension="x" chart:name="primary-x" chart:style-name="ch4" chartooo:axis-type="auto">
            <chartooo:date-scale/>
            <chart:categories table:cell-range-address="Sheet1.J2:Sheet1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3" chart:label-cell-address="Sheet1.A3:Sheet1.A3" chart:class="chart:bar">
            <chart:data-point/>
          </chart:series>
          <chart:series chart:style-name="ch8" chart:values-cell-range-address="Sheet1.J4:Sheet1.J4" chart:label-cell-address="Sheet1.A4:Sheet1.A4" chart:class="chart:bar">
            <chart:data-point/>
          </chart:series>
          <chart:series chart:style-name="ch9" chart:values-cell-range-address="Sheet1.J5:Sheet1.J5" chart:label-cell-address="Sheet1.A5:Sheet1.A5" chart:class="chart:bar">
            <chart:data-point/>
          </chart:series>
          <chart:series chart:style-name="ch10" chart:values-cell-range-address="Sheet1.J6:Sheet1.J6" chart:label-cell-address="Sheet1.A6:Sheet1.A6" chart:class="chart:bar">
            <chart:data-point/>
          </chart:series>
          <chart:series chart:style-name="ch11" chart:values-cell-range-address="Sheet1.J7:Sheet1.J7" chart:label-cell-address="Sheet1.A7:Sheet1.A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cache crashes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4">
                <text:p>4</text:p>
                <draw:g>
                  <svg:desc>Sheet1.J3:Sheet1.J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J4:Sheet1.J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5">
                <text:p>5</text:p>
                <draw:g>
                  <svg:desc>Sheet1.J5:Sheet1.J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J6:Sheet1.J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J7:Sheet1.J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979cm" svg:height="4.496cm" xlink:href=".." xlink:type="simple" chart:class="chart:bar" chart:style-name="ch1">
        <chart:legend chart:legend-position="end" svg:x="7.039cm" svg:y="0.953cm" style:legend-expansion="high" chart:style-name="ch2"/>
        <chart:plot-area chart:style-name="ch3" table:cell-range-address="Sheet1.H2:Sheet1.H7 Sheet1.A3:Sheet1.A7" chart:data-source-has-labels="both" svg:x="0.159cm" svg:y="0.089cm" svg:width="6.721cm" svg:height="4.318cm">
          <chartooo:coordinate-region svg:x="0.595cm" svg:y="0.288cm" svg:width="6.285cm" svg:height="3.472cm"/>
          <chart:axis chart:dimension="x" chart:name="primary-x" chart:style-name="ch4" chartooo:axis-type="auto">
            <chartooo:date-scale/>
            <chart:categories table:cell-range-address="Sheet1.H2:Sheet1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" chart:label-cell-address="Sheet1.A3:Sheet1.A3" chart:class="chart:bar">
            <chart:data-point/>
          </chart:series>
          <chart:series chart:style-name="ch8" chart:values-cell-range-address="Sheet1.H4:Sheet1.H4" chart:label-cell-address="Sheet1.A4:Sheet1.A4" chart:class="chart:bar">
            <chart:data-point/>
          </chart:series>
          <chart:series chart:style-name="ch9" chart:values-cell-range-address="Sheet1.H5:Sheet1.H5" chart:label-cell-address="Sheet1.A5:Sheet1.A5" chart:class="chart:bar">
            <chart:data-point/>
          </chart:series>
          <chart:series chart:style-name="ch10" chart:values-cell-range-address="Sheet1.H6:Sheet1.H6" chart:label-cell-address="Sheet1.A6:Sheet1.A6" chart:class="chart:bar">
            <chart:data-point/>
          </chart:series>
          <chart:series chart:style-name="ch11" chart:values-cell-range-address="Sheet1.H7:Sheet1.H7" chart:label-cell-address="Sheet1.A7:Sheet1.A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forks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8">
                <text:p>8</text:p>
                <draw:g>
                  <svg:desc>Sheet1.H3:Sheet1.H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7">
                <text:p>7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3">
                <text:p>3</text:p>
                <draw:g>
                  <svg:desc>Sheet1.H6:Sheet1.H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5">
                <text:p>5</text:p>
                <draw:g>
                  <svg:desc>Sheet1.H7:Sheet1.H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